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Text_20_body">
      <style:text-properties fo:language="ca" fo:country="ES" fo:font-weight="bold" officeooo:rsid="0017f572" officeooo:paragraph-rsid="0017f572" style:font-weight-asian="bold" style:font-weight-complex="bold"/>
    </style:style>
    <style:style style:name="P4" style:family="paragraph" style:parent-style-name="Heading_20_3">
      <style:text-properties fo:language="ca" fo:country="ES"/>
    </style:style>
    <style:style style:name="P5" style:family="paragraph" style:parent-style-name="Heading_20_5">
      <style:text-properties fo:language="ca" fo:country="ES"/>
    </style:style>
    <style:style style:name="P6" style:family="paragraph" style:parent-style-name="Table_20_Contents">
      <style:text-properties officeooo:rsid="00185795" officeooo:paragraph-rsid="00185795"/>
    </style:style>
    <style:style style:name="P7" style:family="paragraph" style:parent-style-name="Table_20_Contents">
      <style:text-properties fo:font-weight="bold" officeooo:rsid="001dbf5d" officeooo:paragraph-rsid="001dbf5d" style:font-weight-asian="bold" style:font-weight-complex="bold"/>
    </style:style>
    <style:style style:name="P8" style:family="paragraph" style:parent-style-name="Table_20_Contents">
      <style:text-properties fo:font-weight="bold" officeooo:rsid="00207382" officeooo:paragraph-rsid="00207382" style:font-weight-asian="bold" style:font-weight-complex="bold"/>
    </style:style>
    <style:style style:name="P9" style:family="paragraph" style:parent-style-name="Table_20_Contents">
      <style:text-properties fo:font-weight="bold" officeooo:rsid="00226ba5" officeooo:paragraph-rsid="00226ba5" style:font-weight-asian="bold" style:font-weight-complex="bold"/>
    </style:style>
    <style:style style:name="P10" style:family="paragraph" style:parent-style-name="Table_20_Contents">
      <style:text-properties fo:language="ca" fo:country="ES" officeooo:rsid="0017f572" officeooo:paragraph-rsid="0017f572"/>
    </style:style>
    <style:style style:name="P11" style:family="paragraph" style:parent-style-name="Table_20_Contents">
      <style:text-properties fo:language="ca" fo:country="ES" officeooo:rsid="00185795" officeooo:paragraph-rsid="00185795"/>
    </style:style>
    <style:style style:name="P12" style:family="paragraph" style:parent-style-name="Table_20_Contents">
      <style:text-properties fo:language="ca" fo:country="ES" fo:font-weight="bold" officeooo:rsid="00185795" officeooo:paragraph-rsid="00185795" style:font-weight-asian="bold" style:font-weight-complex="bold"/>
    </style:style>
    <style:style style:name="P13" style:family="paragraph" style:parent-style-name="Table_20_Contents">
      <style:text-properties fo:language="ca" fo:country="ES" fo:font-weight="normal" officeooo:rsid="001a5234" officeooo:paragraph-rsid="001a5234" style:font-weight-asian="normal" style:font-weight-complex="normal"/>
    </style:style>
    <style:style style:name="P14" style:family="paragraph" style:parent-style-name="Table_20_Contents">
      <style:text-properties officeooo:rsid="001ae7b1" officeooo:paragraph-rsid="001ae7b1"/>
    </style:style>
    <style:style style:name="P15" style:family="paragraph" style:parent-style-name="Table_20_Contents">
      <style:text-properties officeooo:rsid="001c4d8c" officeooo:paragraph-rsid="001c4d8c"/>
    </style:style>
    <style:style style:name="P16" style:family="paragraph" style:parent-style-name="Table_20_Contents">
      <style:text-properties officeooo:rsid="001fc0f7" officeooo:paragraph-rsid="001fc0f7"/>
    </style:style>
    <style:style style:name="P17" style:family="paragraph" style:parent-style-name="Table_20_Contents">
      <style:text-properties fo:font-weight="normal" officeooo:rsid="00226ba5" officeooo:paragraph-rsid="00226ba5" style:font-weight-asian="normal" style:font-weight-complex="normal"/>
    </style:style>
    <style:style style:name="P18" style:family="paragraph" style:parent-style-name="Table_20_Contents">
      <style:text-properties officeooo:rsid="00238a80" officeooo:paragraph-rsid="00238a80"/>
    </style:style>
    <style:style style:name="P19" style:family="paragraph" style:parent-style-name="Table_20_Contents">
      <style:text-properties fo:font-weight="bold" officeooo:rsid="0023e31a" officeooo:paragraph-rsid="0023e31a" style:font-weight-asian="bold" style:font-weight-complex="bold"/>
    </style:style>
    <style:style style:name="P20" style:family="paragraph" style:parent-style-name="Table_20_Contents">
      <style:text-properties fo:font-weight="bold" officeooo:rsid="0023e31a" officeooo:paragraph-rsid="0024ee3b" style:font-weight-asian="bold" style:font-weight-complex="bold"/>
    </style:style>
    <style:style style:name="P21" style:family="paragraph" style:parent-style-name="Table_20_Contents">
      <style:text-properties fo:font-weight="bold" officeooo:rsid="0024ee3b" officeooo:paragraph-rsid="0024ee3b" style:font-weight-asian="bold" style:font-weight-complex="bold"/>
    </style:style>
    <style:style style:name="P22" style:family="paragraph" style:parent-style-name="Text_20_body" style:list-style-name="L1"/>
    <style:style style:name="P23" style:family="paragraph" style:parent-style-name="Text_20_body">
      <style:text-properties fo:language="ca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d8c" style:font-weight-asian="bold" style:font-weight-complex="bold"/>
    </style:style>
    <style:style style:name="T3" style:family="text">
      <style:text-properties fo:language="ca" fo:country="E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4ee3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Solucions dels exercicis del gestor de paquets DNF</text:h>
      <text:p text:style-name="Text_20_body"><text:span text:style-name="T3">Gestió de paquets i repositoris a Fedora. Instal·lació de software amb </text:span><text:span text:style-name="Emphasis"><text:span text:style-name="T3">dnf</text:span></text:span></text:p>
      <text:h text:style-name="P5" text:outline-level="5">Exercici 1.</text:h>
      <text:p text:style-name="P2">Llisteu tots els paquets instal·lats.</text:p>
      <text:p text:style-name="P3">Dnf list all</text:p>
      <text:h text:style-name="P5" text:outline-level="5">Exercici 2.</text:h>
      <text:p text:style-name="Text_20_body"><text:span text:style-name="T3">Amb quina opció </text:span><text:span text:style-name="Source_20_Text"><text:span text:style-name="T3">dnf</text:span></text:span><text:span text:style-name="T3"> ens mostra a quin paquet pertany l’ordre </text:span><text:span text:style-name="Source_20_Text"><text:span text:style-name="T3">useradd</text:span></text:span><text:span text:style-name="T3">?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[root@j20 ~]# <text:span text:style-name="T1">dnf search useradd</text:span></text:p>
            <text:p text:style-name="P10">Last metadata expiration check: 1:36:35 ago on Mon Jan 15 09:59:27 2018.</text:p>
            <text:p text:style-name="P10">=============================== Matched: useradd ===============================</text:p>
            <text:p text:style-name="P10">accountsservice.x86_64 : D-Bus interfaces for querying and manipulating user</text:p>
            <text:p text:style-name="P10"><text:s text:c="23"/>: account information</text:p>
            <text:p text:style-name="P10">shadow-utils.x86_64 : Utilities for managing accounts and shadow password files</text:p>
          </table:table-cell>
        </table:table-row>
      </table:table>
      <text:p text:style-name="P2"/>
      <text:h text:style-name="P5" text:outline-level="5">Exercici 3.</text:h>
      <text:p text:style-name="P2">Instal·leu el paquet mc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[root@j20 ~]# <text:span text:style-name="T1">dnf install mc</text:span></text:p>
            <text:p text:style-name="P11">Last metadata expiration check: 1:37:40 ago on Mon Jan 15 09:59:27 2018.</text:p>
            <text:p text:style-name="P11">Package mc-1:4.8.19-5.fc24.x86_64 is already installed, skipping.</text:p>
            <text:p text:style-name="P11">Dependencies resolved.</text:p>
            <text:p text:style-name="P11">Nothing to do.</text:p>
            <text:p text:style-name="P11">Complete!</text:p>
            <text:p text:style-name="P11"/>
            <text:p text:style-name="P12">Ja està instal·lat</text:p>
          </table:table-cell>
        </table:table-row>
      </table:table>
      <text:p text:style-name="P2"/>
      <text:h text:style-name="P5" text:outline-level="5">Exercici 4.</text:h>
      <text:p text:style-name="P2">Intenteu instal·lar de nou del paquet mc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[root@j20 ~]# <text:span text:style-name="T1">dnf reinstall mc</text:span></text:p>
            <text:p text:style-name="P13">Last metadata expiration check: 1:47:23 ago on Mon Jan 15 09:59:27 2018.</text:p>
            <text:p text:style-name="P13">Dependencies resolved.</text:p>
            <text:p text:style-name="P13">=========================================================================================================</text:p>
            <text:p text:style-name="P13"><text:s/>Package <text:s text:c="11"/>Arch <text:s text:c="18"/>Version <text:s text:c="24"/>Repository <text:s text:c="14"/>Size</text:p>
            <text:p text:style-name="P13">=========================================================================================================</text:p>
            <text:p text:style-name="P13">Reinstalling:</text:p>
            <text:p text:style-name="P13"><text:s/>mc <text:s text:c="16"/>x86_64 <text:s text:c="16"/>1:4.8.19-5.fc24 <text:s text:c="16"/>updates <text:s text:c="16"/>1.9 M</text:p>
            <text:p text:style-name="P13"/>
            <text:p text:style-name="P13"><text:soft-page-break/>Transaction Summary</text:p>
            <text:p text:style-name="P13">=========================================================================================================</text:p>
            <text:p text:style-name="P13"/>
            <text:p text:style-name="P13">Total download size: 1.9 M</text:p>
            <text:p text:style-name="P13">Is this ok [y/N]: y</text:p>
            <text:p text:style-name="P13">Downloading Packages:</text:p>
            <text:p text:style-name="P13">mc-4.8.19-5.fc24.x86_64.rpm <text:s text:c="45"/>2.1 MB/s | 1.9 MB <text:s text:c="4"/>00:00 <text:s text:c="3"/></text:p>
            <text:p text:style-name="P13">---------------------------------------------------------------------------------------------------------</text:p>
            <text:p text:style-name="P13">Total <text:s text:c="67"/>592 kB/s | 1.9 MB <text:s text:c="4"/>00:03 <text:s text:c="4"/></text:p>
            <text:p text:style-name="P13">Running transaction check</text:p>
            <text:p text:style-name="P13">Transaction check succeeded.</text:p>
            <text:p text:style-name="P13">Running transaction test</text:p>
            <text:p text:style-name="P13">Transaction test succeeded.</text:p>
            <text:p text:style-name="P13">Running transaction</text:p>
            <text:p text:style-name="P13"><text:s text:c="2"/>Reinstalling: mc-1:4.8.19-5.fc24.x86_64 <text:s text:c="59"/>1/2 </text:p>
            <text:p text:style-name="P13"><text:s text:c="2"/>Erasing <text:s text:c="4"/>: mc-1:4.8.19-5.fc24.x86_64 <text:s text:c="59"/>2/2 </text:p>
            <text:p text:style-name="P13"><text:s text:c="2"/>Verifying <text:s text:c="2"/>: mc-1:4.8.19-5.fc24.x86_64 <text:s text:c="59"/>1/2 </text:p>
            <text:p text:style-name="P13"><text:s text:c="2"/>Verifying <text:s text:c="2"/>: mc-1:4.8.19-5.fc24.x86_64 <text:s text:c="59"/>2/2 </text:p>
            <text:p text:style-name="P13"/>
            <text:p text:style-name="P13">Reinstalled:</text:p>
            <text:p text:style-name="P13"><text:s text:c="2"/>mc.x86_64 1:4.8.19-5.fc24 <text:s text:c="77"/></text:p>
            <text:p text:style-name="P13"/>
            <text:p text:style-name="P13">Complete!</text:p>
          </table:table-cell>
        </table:table-row>
      </table:table>
      <text:p text:style-name="P2"/>
      <text:h text:style-name="P5" text:outline-level="5">Exercici 5.</text:h>
      <text:p text:style-name="P2">Quina ordre em troba tots els paquets que continguin la cadena libreoffice? (Filtra el langpack de català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[root@j20 ~]# <text:span text:style-name="T1">dnf provides libreoffice</text:span></text:p>
            <text:p text:style-name="P6">Last metadata expiration check: 1:43:03 ago on Mon Jan 15 09:59:27 2018.</text:p>
            <text:p text:style-name="P6">libreoffice-1:5.1.3.2-6.fc24.x86_64 : Free Software Productivity Suite</text:p>
            <text:p text:style-name="P6">Repo <text:s text:c="7"/>: fedora</text:p>
            <text:p text:style-name="P6"/>
            <text:p text:style-name="P6">libreoffice-1:5.1.6.2-8.fc24.x86_64 : Free Software Productivity Suite</text:p>
            <text:p text:style-name="P6">Repo <text:s text:c="7"/>: updates</text:p>
            <text:p text:style-name="P6"/>
            <text:p text:style-name="P16">[root@j20 ~]# <text:span text:style-name="T1">dnf search libreoffice | grep 'langpack-ca'</text:span></text:p>
            <text:p text:style-name="P16">libreoffice-langpack-ca.x86_64 : Catalan language pack for LibreOffice</text:p>
          </table:table-cell>
        </table:table-row>
      </table:table>
      <text:p text:style-name="P2"/>
      <text:h text:style-name="P5" text:outline-level="5">Exercici 6.</text:h>
      <text:p text:style-name="P2">Actualitzeu (que no instal·leu) el pack de català de libreoffice a la darrera versió. Com actualitzaries tot el sistema?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pan text:style-name="T4">[root@j20 ~]# </text:span>dnf search libreoffice | grep 'langpack-ca'</text:p>
            <text:p text:style-name="P8"><text:soft-page-break/>libreoffice-langpack-ca.x86_64 : Catalan language pack for LibreOffice</text:p>
            <text:p text:style-name="P9"><text:span text:style-name="T4">[root@j20 ~]#</text:span> dnf install libreoffice-langpack-ca</text:p>
            <text:p text:style-name="P17">Last metadata expiration check: 2:07:02 ago on Mon Jan 15 09:59:27 2018.</text:p>
            <text:p text:style-name="P17">Package libreoffice-langpack-ca-1:5.1.6.2-8.fc24.x86_64 is already installed, skipping.</text:p>
            <text:p text:style-name="P17">Dependencies resolved.</text:p>
            <text:p text:style-name="P17">Nothing to do.</text:p>
            <text:p text:style-name="P17">Complete!</text:p>
            <text:p text:style-name="P7">dnf upgrade all</text:p>
          </table:table-cell>
        </table:table-row>
      </table:table>
      <text:p text:style-name="P2"/>
      <text:h text:style-name="P5" text:outline-level="5">Exercici 7.</text:h>
      <text:p text:style-name="P2">Instal·leu el grup Virtualization, al menys de dues maneres diferents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[root@j20 ~]# <text:span text:style-name="T1">dnf group install virtualization</text:span></text:p>
            <text:p text:style-name="P14">Last metadata expiration check: 1:52:52 ago on Mon Jan 15 09:59:27 2018.</text:p>
            <text:p text:style-name="P14">Dependencies resolved.</text:p>
            <text:p text:style-name="P14">=========================================================================================================</text:p>
            <text:p text:style-name="P14"><text:s/>Group <text:s text:c="20"/>Packages <text:s text:c="68"/></text:p>
            <text:p text:style-name="P14">=========================================================================================================</text:p>
            <text:p text:style-name="P14">Marking packages as installed by the group:</text:p>
            <text:p text:style-name="P14"><text:s/>@Virtualization <text:s text:c="10"/>virt-install <text:s text:c="14"/>libvirt-daemon-config-network <text:s text:c="8"/>virt-manager</text:p>
            <text:p text:style-name="P14"><text:s text:c="27"/>libvirt-daemon-kvm <text:s text:c="8"/>qemu-kvm <text:s text:c="29"/>virt-viewer </text:p>
            <text:p text:style-name="P14">=========================================================================================================</text:p>
            <text:p text:style-name="P14"><text:s/>Package <text:s text:c="24"/>Arch <text:s text:c="14"/>Version <text:s text:c="19"/>Repository <text:s text:c="10"/>Size</text:p>
            <text:p text:style-name="P14">=========================================================================================================</text:p>
            <text:p text:style-name="P14">Installing:</text:p>
            <text:p text:style-name="P14"><text:s/>libvirt-python <text:s text:c="17"/>x86_64 <text:s text:c="12"/>1.3.3-3.fc24 <text:s text:c="14"/>updates <text:s text:c="12"/>255 k</text:p>
            <text:p text:style-name="P14"><text:s/>python-chardet <text:s text:c="17"/>noarch <text:s text:c="12"/>2.2.1-5.fc24 <text:s text:c="14"/>fedora <text:s text:c="13"/>232 k</text:p>
            <text:p text:style-name="P14"><text:s/>python-ipaddr <text:s text:c="18"/>noarch <text:s text:c="12"/>2.1.10-4.fc24 <text:s text:c="13"/>fedora <text:s text:c="14"/>40 k</text:p>
            <text:p text:style-name="P14"><text:s/>python-libxml2 <text:s text:c="17"/>x86_64 <text:s text:c="12"/>2.9.4-2.fc24 <text:s text:c="14"/>updates <text:s text:c="12"/>227 k</text:p>
            <text:p text:style-name="P14"><text:s/>python2-pysocks <text:s text:c="16"/>noarch <text:s text:c="12"/>1.5.6-4.fc24 <text:s text:c="14"/>updates <text:s text:c="13"/>25 k</text:p>
            <text:p text:style-name="P14"><text:s/>python2-requests <text:s text:c="15"/>noarch <text:s text:c="12"/>2.10.0-2.fc24 <text:s text:c="13"/>updates <text:s text:c="12"/>107 k</text:p>
            <text:p text:style-name="P14"><text:s/>python2-urllib3 <text:s text:c="16"/>noarch <text:s text:c="12"/>1.15.1-3.fc24 <text:s text:c="13"/>updates <text:s text:c="12"/>128 k</text:p>
            <text:p text:style-name="P14"><text:s/>virt-install <text:s text:c="19"/>noarch <text:s text:c="12"/>1.4.1-2.fc24 <text:s text:c="14"/>updates <text:s text:c="13"/>93 k</text:p>
            <text:p text:style-name="P14"><text:s/>virt-manager <text:s text:c="19"/>noarch <text:s text:c="12"/>1.4.1-2.fc24 <text:s text:c="14"/>updates <text:s text:c="12"/>636 k</text:p>
            <text:p text:style-name="P14"><text:s/>virt-manager-common <text:s text:c="12"/>noarch <text:s text:c="12"/>1.4.1-2.fc24 <text:s text:c="14"/>updates <text:s text:c="12"/>1.2 M</text:p>
            <text:p text:style-name="P14"><text:s/>virt-viewer <text:s text:c="20"/>x86_64 <text:s text:c="12"/>4.0-1.fc24 <text:s text:c="16"/>updates <text:s text:c="12"/>369 k</text:p>
            <text:p text:style-name="P14"/>
            <text:p text:style-name="P14">Transaction Summary</text:p>
            <text:p text:style-name="P14">=========================================================================================================</text:p>
            <text:p text:style-name="P14">Install <text:s/>11 Packages</text:p>
            <text:p text:style-name="P14"/>
            <text:p text:style-name="P14">Total download size: 3.2 M</text:p>
            <text:p text:style-name="P14"><text:soft-page-break/>Installed size: 16 M</text:p>
            <text:p text:style-name="P14">Is this ok [y/N]: y</text:p>
            <text:p text:style-name="P14">Downloading Packages:</text:p>
            <text:p text:style-name="P14">(1/11): python-ipaddr-2.1.10-4.fc24.noarch.rpm <text:s text:c="27"/>99 kB/s | <text:s/>40 kB <text:s text:c="4"/>00:00 <text:s text:c="3"/></text:p>
            <text:p text:style-name="P14">(2/11): virt-install-1.4.1-2.fc24.noarch.rpm <text:s text:c="28"/>189 kB/s | <text:s/>93 kB <text:s text:c="4"/>00:00 <text:s text:c="3"/></text:p>
            <text:p text:style-name="P14">(3/11): virt-manager-1.4.1-2.fc24.noarch.rpm <text:s text:c="28"/>1.9 MB/s | 636 kB <text:s text:c="4"/>00:00 <text:s text:c="3"/></text:p>
            <text:p text:style-name="P14">(4/11): virt-viewer-4.0-1.fc24.x86_64.rpm <text:s text:c="31"/>1.4 MB/s | 369 kB <text:s text:c="4"/>00:00 <text:s text:c="3"/></text:p>
            <text:p text:style-name="P14">(5/11): virt-manager-common-1.4.1-2.fc24.noarch.rpm <text:s text:c="21"/>1.4 MB/s | 1.2 MB <text:s text:c="4"/>00:00 <text:s text:c="3"/></text:p>
            <text:p text:style-name="P14">(6/11): libvirt-python-1.3.3-3.fc24.x86_64.rpm <text:s text:c="26"/>1.7 MB/s | 255 kB <text:s text:c="4"/>00:00 <text:s text:c="3"/></text:p>
            <text:p text:style-name="P14">(7/11): python2-requests-2.10.0-2.fc24.noarch.rpm <text:s text:c="23"/>1.2 MB/s | 107 kB <text:s text:c="4"/>00:00 <text:s text:c="3"/></text:p>
            <text:p text:style-name="P14">(8/11): python2-urllib3-1.15.1-3.fc24.noarch.rpm <text:s text:c="24"/>567 kB/s | 128 kB <text:s text:c="4"/>00:00 <text:s text:c="3"/></text:p>
            <text:p text:style-name="P14">(9/11): python-chardet-2.2.1-5.fc24.noarch.rpm <text:s text:c="26"/>946 kB/s | 232 kB <text:s text:c="4"/>00:00 <text:s text:c="3"/></text:p>
            <text:p text:style-name="P14">(10/11): python2-pysocks-1.5.6-4.fc24.noarch.rpm <text:s text:c="24"/>344 kB/s | <text:s/>25 kB <text:s text:c="4"/>00:00 <text:s text:c="3"/></text:p>
            <text:p text:style-name="P14">(11/11): python-libxml2-2.9.4-2.fc24.x86_64.rpm <text:s text:c="25"/>476 kB/s | 227 kB <text:s text:c="4"/>00:00 <text:s text:c="3"/></text:p>
            <text:p text:style-name="P14">---------------------------------------------------------------------------------------------------------</text:p>
            <text:p text:style-name="P14">Total <text:s text:c="67"/>1.2 MB/s | 3.2 MB <text:s text:c="4"/>00:02 <text:s text:c="4"/></text:p>
            <text:p text:style-name="P14">Running transaction check</text:p>
            <text:p text:style-name="P14">Transaction check succeeded.</text:p>
            <text:p text:style-name="P14">Running transaction test</text:p>
            <text:p text:style-name="P14">Transaction test succeeded.</text:p>
            <text:p text:style-name="P14">Running transaction</text:p>
            <text:p text:style-name="P14"><text:s text:c="2"/>Installing <text:s/>: python2-pysocks-1.5.6-4.fc24.noarch <text:s text:c="48"/>1/11 </text:p>
            <text:p text:style-name="P14"><text:s text:c="2"/>Installing <text:s/>: python2-urllib3-1.15.1-3.fc24.noarch <text:s text:c="47"/>2/11 </text:p>
            <text:p text:style-name="P14"><text:s text:c="2"/>Installing <text:s/>: python-chardet-2.2.1-5.fc24.noarch <text:s text:c="49"/>3/11 </text:p>
            <text:p text:style-name="P14"><text:s text:c="2"/>Installing <text:s/>: python2-requests-2.10.0-2.fc24.noarch <text:s text:c="46"/>4/11 </text:p>
            <text:p text:style-name="P14"><text:s text:c="2"/>Installing <text:s/>: libvirt-python-1.3.3-3.fc24.x86_64 <text:s text:c="49"/>5/11 </text:p>
            <text:p text:style-name="P14"><text:s text:c="2"/>Installing <text:s/>: python-libxml2-2.9.4-2.fc24.x86_64 <text:s text:c="49"/>6/11 </text:p>
            <text:p text:style-name="P14"><text:s text:c="2"/>Installing <text:s/>: python-ipaddr-2.1.10-4.fc24.noarch <text:s text:c="49"/>7/11 </text:p>
            <text:p text:style-name="P14"><text:s text:c="2"/>Installing <text:s/>: virt-manager-common-1.4.1-2.fc24.noarch <text:s text:c="44"/>8/11 </text:p>
            <text:p text:style-name="P14"><text:s text:c="2"/>Installing <text:s/>: virt-install-1.4.1-2.fc24.noarch <text:s text:c="51"/>9/11 </text:p>
            <text:p text:style-name="P14"><text:s text:c="2"/>Installing <text:s/>: virt-manager-1.4.1-2.fc24.noarch <text:s text:c="50"/>10/11 </text:p>
            <text:p text:style-name="P14"><text:s text:c="2"/>Installing <text:s/>: virt-viewer-4.0-1.fc24.x86_64 <text:s text:c="53"/>11/11 </text:p>
            <text:p text:style-name="P14">Error in file "/usr/share/applications/evince.desktop": "" is an invalid MIME type ("" does not contain a subtype)<text:span text:style-name="T2">dnf group list</text:span></text:p>
            <text:p text:style-name="P14"><text:s text:c="2"/>Verifying <text:s text:c="2"/>: virt-install-1.4.1-2.fc24.noarch <text:s text:c="51"/>1/11 </text:p>
            <text:p text:style-name="P14"><text:s text:c="2"/>Verifying <text:s text:c="2"/>: virt-manager-common-1.4.1-2.fc24.noarch <text:s text:c="44"/>2/11 </text:p>
            <text:p text:style-name="P14"><text:s text:c="2"/>Verifying <text:s text:c="2"/>: python-ipaddr-2.1.10-4.fc24.noarch <text:s text:c="49"/>3/11 </text:p>
            <text:p text:style-name="P14"><text:s text:c="2"/>Verifying <text:s text:c="2"/>: virt-manager-1.4.1-2.fc24.noarch <text:s text:c="51"/>4/11 </text:p>
            <text:p text:style-name="P14"><text:s text:c="2"/>Verifying <text:s text:c="2"/>: virt-viewer-4.0-1.fc24.x86_64 <text:s text:c="54"/>5/11 </text:p>
            <text:p text:style-name="P14"><text:s text:c="2"/>Verifying <text:s text:c="2"/>: python-libxml2-2.9.4-2.fc24.x86_64 <text:s text:c="49"/>6/11 </text:p>
            <text:p text:style-name="P14"><text:s text:c="2"/>Verifying <text:s text:c="2"/>: libvirt-python-1.3.3-3.fc24.x86_64 <text:s text:c="49"/>7/11 </text:p>
            <text:p text:style-name="P14"><text:s text:c="2"/>Verifying <text:s text:c="2"/>: python2-requests-2.10.0-2.fc24.noarch <text:s text:c="46"/>8/11 </text:p>
            <text:p text:style-name="P14"><text:s text:c="2"/>Verifying <text:s text:c="2"/>: python-chardet-2.2.1-5.fc24.noarch <text:s text:c="49"/>9/11 </text:p>
            <text:p text:style-name="P14"><text:s text:c="2"/>Verifying <text:s text:c="2"/>: python2-urllib3-1.15.1-3.fc24.noarch <text:s text:c="46"/>10/11 </text:p>
            <text:p text:style-name="P14"><text:s text:c="2"/>Verifying <text:s text:c="2"/>: python2-pysocks-1.5.6-4.fc24.noarch <text:s text:c="47"/>11/11 </text:p>
            <text:p text:style-name="P14"/>
            <text:p text:style-name="P14">Installed:</text:p>
            <text:p text:style-name="P14"><text:s text:c="2"/>libvirt-python.x86_64 1.3.3-3.fc24 <text:s text:c="15"/>python-chardet.noarch 2.2.1-5.fc24 <text:s text:c="17"/></text:p>
            <text:p text:style-name="P14"><text:soft-page-break/><text:s text:c="2"/>python-ipaddr.noarch 2.1.10-4.fc24 <text:s text:c="15"/>python-libxml2.x86_64 2.9.4-2.fc24 <text:s text:c="17"/></text:p>
            <text:p text:style-name="P14"><text:s text:c="2"/>python2-pysocks.noarch 1.5.6-4.fc24 <text:s text:c="14"/>python2-requests.noarch 2.10.0-2.fc24 <text:s text:c="14"/></text:p>
            <text:p text:style-name="P14"><text:s text:c="2"/>python2-urllib3.noarch 1.15.1-3.fc24 <text:s text:c="13"/>virt-install.noarch 1.4.1-2.fc24 <text:s text:c="19"/></text:p>
            <text:p text:style-name="P14"><text:s text:c="2"/>virt-manager.noarch 1.4.1-2.fc24 <text:s text:c="17"/>virt-manager-common.noarch 1.4.1-2.fc24 <text:s text:c="12"/></text:p>
            <text:p text:style-name="P14"><text:s text:c="2"/>virt-viewer.x86_64 4.0-1.fc24 <text:s text:c="19"/></text:p>
            <text:p text:style-name="P14"/>
            <text:p text:style-name="P14">Complete!</text:p>
          </table:table-cell>
        </table:table-row>
      </table:table>
      <text:p text:style-name="P2"/>
      <text:p text:style-name="P2"/>
      <text:h text:style-name="P5" text:outline-level="5">Exercici 8.</text:h>
      <text:p text:style-name="P2">Llisteu tots els grups de paquet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5">[root@j20 ~]# <text:span text:style-name="T1">dnf group list</text:span></text:p>
            <text:p text:style-name="P15">Last metadata expiration check: 1:57:22 ago on Mon Jan 15 09:59:27 2018.</text:p>
            <text:p text:style-name="P15">Available environment groups:</text:p>
            <text:p text:style-name="P15"><text:s text:c="3"/>Minimal Install</text:p>
            <text:p text:style-name="P15"><text:s text:c="3"/>Fedora Custom Operating System</text:p>
            <text:p text:style-name="P15"><text:s text:c="3"/>Fedora Server Edition</text:p>
            <text:p text:style-name="P15"><text:s text:c="3"/>Fedora Workstation</text:p>
            <text:p text:style-name="P15"><text:s text:c="3"/>Fedora Cloud Server</text:p>
            <text:p text:style-name="P15"><text:s text:c="3"/>KDE Plasma Workspaces</text:p>
            <text:p text:style-name="P15"><text:s text:c="3"/>Xfce Desktop</text:p>
            <text:p text:style-name="P15"><text:s text:c="3"/>LXDE Desktop</text:p>
            <text:p text:style-name="P15"><text:s text:c="3"/>Hawaii Desktop</text:p>
            <text:p text:style-name="P15"><text:s text:c="3"/>LXQt Desktop</text:p>
            <text:p text:style-name="P15"><text:s text:c="3"/>Cinnamon Desktop</text:p>
            <text:p text:style-name="P15"><text:s text:c="3"/>MATE Desktop</text:p>
            <text:p text:style-name="P15"><text:s text:c="3"/>Sugar Desktop Environment</text:p>
            <text:p text:style-name="P15"><text:s text:c="3"/>Development and Creative Workstation</text:p>
            <text:p text:style-name="P15"><text:s text:c="3"/>Web Server</text:p>
            <text:p text:style-name="P15"><text:s text:c="3"/>Infrastructure Server</text:p>
            <text:p text:style-name="P15"><text:s text:c="3"/>Basic Desktop</text:p>
            <text:p text:style-name="P15">Available groups:</text:p>
            <text:p text:style-name="P15"><text:s text:c="3"/>Administration Tools</text:p>
            <text:p text:style-name="P15"><text:s text:c="3"/>Ansible node</text:p>
            <text:p text:style-name="P15"><text:s text:c="3"/>Audio Production</text:p>
            <text:p text:style-name="P15"><text:s text:c="3"/>Authoring and Publishing</text:p>
            <text:p text:style-name="P15"><text:s text:c="3"/>Books and Guides</text:p>
            <text:p text:style-name="P15"><text:s text:c="3"/>C Development Tools and Libraries</text:p>
            <text:p text:style-name="P15"><text:s text:c="3"/>Cloud Infrastructure</text:p>
            <text:p text:style-name="P15"><text:s text:c="3"/>Cloud Management Tools</text:p>
            <text:p text:style-name="P15"><text:s text:c="3"/>Container Management</text:p>
            <text:p text:style-name="P15"><text:s text:c="3"/>D Development Tools and Libraries</text:p>
            <text:p text:style-name="P15"><text:s text:c="3"/>Design Suite</text:p>
            <text:p text:style-name="P15"><text:s text:c="3"/>Development Tools</text:p>
            <text:p text:style-name="P15"><text:s text:c="3"/>Domain Membership</text:p>
            <text:p text:style-name="P15"><text:soft-page-break/><text:s text:c="3"/>Fedora Eclipse</text:p>
            <text:p text:style-name="P15"><text:s text:c="3"/>Editors</text:p>
            <text:p text:style-name="P15"><text:s text:c="3"/>Educational Software</text:p>
            <text:p text:style-name="P15"><text:s text:c="3"/>Electronic Lab</text:p>
            <text:p text:style-name="P15"><text:s text:c="3"/>Engineering and Scientific</text:p>
            <text:p text:style-name="P15"><text:s text:c="3"/>FreeIPA Server</text:p>
            <text:p text:style-name="P15"><text:s text:c="3"/>Headless Management</text:p>
            <text:p text:style-name="P15"><text:s text:c="3"/>LibreOffice</text:p>
            <text:p text:style-name="P15"><text:s text:c="3"/>MATE Applications</text:p>
            <text:p text:style-name="P15"><text:s text:c="3"/>MATE Compiz</text:p>
            <text:p text:style-name="P15"><text:s text:c="3"/>Medical Applications</text:p>
            <text:p text:style-name="P15"><text:s text:c="3"/>Milkymist</text:p>
            <text:p text:style-name="P15"><text:s text:c="3"/>Network Servers</text:p>
            <text:p text:style-name="P15"><text:s text:c="3"/>Office/Productivity</text:p>
            <text:p text:style-name="P15"><text:s text:c="3"/>Robotics</text:p>
            <text:p text:style-name="P15"><text:s text:c="3"/>RPM Development Tools</text:p>
            <text:p text:style-name="P15"><text:s text:c="3"/>Security Lab</text:p>
            <text:p text:style-name="P15"><text:s text:c="3"/>Text-based Internet</text:p>
            <text:p text:style-name="P15"><text:s text:c="3"/>3D Printing</text:p>
            <text:p text:style-name="P15"><text:s text:c="3"/>Window Managers</text:p>
            <text:p text:style-name="P15"><text:s text:c="3"/>Fonts</text:p>
            <text:p text:style-name="P15"><text:s text:c="3"/>Games and Entertainment</text:p>
            <text:p text:style-name="P15"><text:s text:c="3"/>Hardware Support</text:p>
            <text:p text:style-name="P15"><text:s text:c="3"/>Sound and Video</text:p>
            <text:p text:style-name="P15"><text:s text:c="3"/>System Tools</text:p>
          </table:table-cell>
        </table:table-row>
      </table:table>
      <text:p text:style-name="P2"/>
      <text:h text:style-name="P5" text:outline-level="5">Exercici 9.</text:h>
      <text:p text:style-name="P2">Llisteu tots els repositoris configurats</text:p>
      <text:list xml:id="list8565047936600165748" text:style-name="L1">
        <text:list-item>
          <text:p text:style-name="P22"><text:span text:style-name="T3">Per defecte, que ens surt? És a dir, l'ordre que hem utilitzat ens mostra tots els repositoris o només els habilitats (</text:span><text:span text:style-name="Emphasis"><text:span text:style-name="T3">enabled</text:span></text:span><text:span text:style-name="T3">)?</text:span></text:p>
        </text:list-item>
        <text:list-item>
          <text:p text:style-name="P22"><text:span text:style-name="T3">si els volem tots, tants els habilitats com els que no (</text:span><text:span text:style-name="Emphasis"><text:span text:style-name="T3">enabled/disabled</text:span></text:span><text:span text:style-name="T3">), quina seria l'ordre?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">[root@j20 ~]# <text:span text:style-name="T1">dnf repolist</text:span></text:p>
            <text:p text:style-name="P18">Last metadata expiration check: 19:46:10 ago on Wed Jan 17 12:26:57 2018.</text:p>
            <text:p text:style-name="P18">repo id <text:s text:c="20"/>repo name <text:s text:c="36"/>status</text:p>
            <text:p text:style-name="P18">adobe-linux-x86_64 <text:s text:c="9"/>Adobe Systems Incorporated <text:s text:c="24"/>3</text:p>
            <text:p text:style-name="P18">*fedora <text:s text:c="20"/>Fedora 24 - x86_64 <text:s text:c="27"/>49,719</text:p>
            <text:p text:style-name="P18">*rpmfusion-free <text:s text:c="12"/>RPM Fusion for Fedora 24 - Free <text:s text:c="17"/>352</text:p>
            <text:p text:style-name="P18">*rpmfusion-free-updates <text:s text:c="4"/>RPM Fusion for Fedora 24 - Free - Updates <text:s text:c="7"/>400</text:p>
            <text:p text:style-name="P18">*rpmfusion-nonfree <text:s text:c="9"/>RPM Fusion for Fedora 24 - Nonfree <text:s text:c="15"/>89</text:p>
            <text:p text:style-name="P18">*rpmfusion-nonfree-updates <text:s/>RPM Fusion for Fedora 24 - Nonfree - Updates <text:s text:c="4"/>155</text:p>
            <text:p text:style-name="P18">*updates <text:s text:c="19"/>Fedora 24 - x86_64 - Updates <text:s text:c="17"/>16,495</text:p>
          </table:table-cell>
        </table:table-row>
      </table:table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18">[root@j20 ~]# <text:span text:style-name="T1">dnf repolist all</text:span></text:p>
            <text:p text:style-name="P18"><text:soft-page-break/>Last metadata expiration check: 19:46:52 ago on Wed Jan 17 12:26:57 2018.</text:p>
            <text:p text:style-name="P18">repo id <text:s text:c="36"/>repo name <text:s text:c="11"/>status</text:p>
            <text:p text:style-name="P18">adobe-linux-x86_64 <text:s text:c="25"/>Adobe Systems Incorp enabled: <text:s text:c="5"/>3</text:p>
            <text:p text:style-name="P18">*fedora <text:s text:c="36"/>Fedora 24 - x86_64 <text:s text:c="2"/>enabled: 49,719</text:p>
            <text:p text:style-name="P18">fedora-cisco-openh264 <text:s text:c="22"/>Fedora 24 openh264 ( disabled</text:p>
            <text:p text:style-name="P18">fedora-cisco-openh264-debuginfo <text:s text:c="12"/>Fedora 24 openh264 ( disabled</text:p>
            <text:p text:style-name="P18">fedora-debuginfo <text:s text:c="27"/>Fedora 24 - x86_64 - disabled</text:p>
            <text:p text:style-name="P18">fedora-source <text:s text:c="30"/>Fedora 24 - Source <text:s text:c="2"/>disabled</text:p>
            <text:p text:style-name="P18">*rpmfusion-free <text:s text:c="28"/>RPM Fusion for Fedor enabled: <text:s text:c="3"/>352</text:p>
            <text:p text:style-name="P18">rpmfusion-free-debuginfo <text:s text:c="19"/>RPM Fusion for Fedor disabled</text:p>
            <text:p text:style-name="P18">rpmfusion-free-rawhide <text:s text:c="21"/>RPM Fusion for Fedor disabled</text:p>
            <text:p text:style-name="P18">rpmfusion-free-rawhide-debuginfo <text:s text:c="11"/>RPM Fusion for Fedor disabled</text:p>
            <text:p text:style-name="P18">rpmfusion-free-rawhide-source <text:s text:c="14"/>RPM Fusion for Fedor disabled</text:p>
            <text:p text:style-name="P18">rpmfusion-free-source <text:s text:c="22"/>RPM Fusion for Fedor disabled</text:p>
            <text:p text:style-name="P18">*rpmfusion-free-updates <text:s text:c="20"/>RPM Fusion for Fedor enabled: <text:s text:c="3"/>400</text:p>
            <text:p text:style-name="P18">rpmfusion-free-updates-debuginfo <text:s text:c="11"/>RPM Fusion for Fedor disabled</text:p>
            <text:p text:style-name="P18">rpmfusion-free-updates-source <text:s text:c="14"/>RPM Fusion for Fedor disabled</text:p>
            <text:p text:style-name="P18">rpmfusion-free-updates-testing <text:s text:c="13"/>RPM Fusion for Fedor disabled</text:p>
            <text:p text:style-name="P18">rpmfusion-free-updates-testing-debuginfo <text:s text:c="3"/>RPM Fusion for Fedor disabled</text:p>
            <text:p text:style-name="P18">rpmfusion-free-updates-testing-source <text:s text:c="6"/>RPM Fusion for Fedor disabled</text:p>
            <text:p text:style-name="P18">*rpmfusion-nonfree <text:s text:c="25"/>RPM Fusion for Fedor enabled: <text:s text:c="4"/>89</text:p>
            <text:p text:style-name="P18">rpmfusion-nonfree-debuginfo <text:s text:c="16"/>RPM Fusion for Fedor disabled</text:p>
            <text:p text:style-name="P18">rpmfusion-nonfree-rawhide <text:s text:c="18"/>RPM Fusion for Fedor disabled</text:p>
            <text:p text:style-name="P18">rpmfusion-nonfree-rawhide-debuginfo <text:s text:c="8"/>RPM Fusion for Fedor disabled</text:p>
            <text:p text:style-name="P18">rpmfusion-nonfree-rawhide-source <text:s text:c="11"/>RPM Fusion for Fedor disabled</text:p>
            <text:p text:style-name="P18">rpmfusion-nonfree-source <text:s text:c="19"/>RPM Fusion for Fedor disabled</text:p>
            <text:p text:style-name="P18">*rpmfusion-nonfree-updates <text:s text:c="17"/>RPM Fusion for Fedor enabled: <text:s text:c="3"/>155</text:p>
            <text:p text:style-name="P18">rpmfusion-nonfree-updates-debuginfo <text:s text:c="8"/>RPM Fusion for Fedor disabled</text:p>
            <text:p text:style-name="P18">rpmfusion-nonfree-updates-source <text:s text:c="11"/>RPM Fusion for Fedor disabled</text:p>
            <text:p text:style-name="P18">rpmfusion-nonfree-updates-testing <text:s text:c="10"/>RPM Fusion for Fedor disabled</text:p>
            <text:p text:style-name="P18">rpmfusion-nonfree-updates-testing-debuginfo RPM Fusion for Fedor disabled</text:p>
            <text:p text:style-name="P18">rpmfusion-nonfree-updates-testing-source <text:s text:c="3"/>RPM Fusion for Fedor disabled</text:p>
            <text:p text:style-name="P18">*updates <text:s text:c="35"/>Fedora 24 - x86_64 - enabled: 16,495</text:p>
            <text:p text:style-name="P18">updates-debuginfo <text:s text:c="26"/>Fedora 24 - x86_64 - disabled</text:p>
            <text:p text:style-name="P18">updates-source <text:s text:c="29"/>Fedora 24 - Updates <text:s/>disabled</text:p>
            <text:p text:style-name="P18">updates-testing <text:s text:c="28"/>Fedora 24 - x86_64 - disabled</text:p>
            <text:p text:style-name="P18">updates-testing-debuginfo <text:s text:c="18"/>Fedora 24 - x86_64 - disabled</text:p>
            <text:p text:style-name="P18">updates-testing-source <text:s text:c="21"/>Fedora 24 - Test Upd disabled</text:p>
          </table:table-cell>
        </table:table-row>
      </table:table>
      <text:p text:style-name="P2"/>
      <text:h text:style-name="P5" text:outline-level="5">Exercici 10.</text:h>
      <text:p text:style-name="Text_20_body"><text:span text:style-name="T3">Instal·leu el repositori necessari per poder instal·lar després </text:span><text:span text:style-name="Source_20_Text"><text:span text:style-name="T3">riot</text:span></text:span><text:span text:style-name="T3"> (un client del protocol matrix)</text:span></text:p>
      <text:p text:style-name="P2">En realitat, que hem fet instal·lant aquest repositori? Quines variables em diuen si el respoitori està activat? Quina variable em diu a quina adreça va a buscar els paquets del repositori?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Dnf install riot</text:p>
            <text:p text:style-name="P19">dnf info riot</text:p>
          </table:table-cell>
        </table:table-row>
      </table:table>
      <text:p text:style-name="P2"><text:soft-page-break/></text:p>
      <text:h text:style-name="P5" text:outline-level="5">Exercici 11.</text:h>
      <text:p text:style-name="P2">Deshabiliteu el repositori anterior amb una ordre des de la consola i després comproveu que ha canviat la variable a la que es feia referència abans. Torneu a activar-lo després i instal·leu riot.</text:p>
      <text:p text:style-name="P2">OBS: @System no és un repositori sinó la manera d'indicar que el paquet ja està instal·lat al sistema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Dnf <text:span text:style-name="T5">repolist –disablerepo riot</text:span></text:p>
            <text:p text:style-name="P20">Dnf <text:span text:style-name="T5">repolist –enablerepo riot</text:span></text:p>
            <text:p text:style-name="P21">dnf reinstall rio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1:28:37.041601389</meta:creation-date>
    <dc:date>2018-01-18T13:32:15.482504257</dc:date>
    <meta:editing-duration>PT41M55S</meta:editing-duration>
    <meta:editing-cycles>15</meta:editing-cycles>
    <meta:generator>LibreOffice/5.1.6.2.0$Linux_X86_64 LibreOffice_project/10$Build-2</meta:generator>
    <meta:document-statistic meta:table-count="11" meta:image-count="0" meta:object-count="0" meta:page-count="8" meta:paragraph-count="280" meta:word-count="1401" meta:character-count="16621" meta:non-whitespace-character-count="11069"/>
  </office:meta>
</office:document-meta>
</file>